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5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T5" style:family="text">
      <style:text-properties fo:color="#3c3c3c" fo:font-size="7pt" fo:language="none" fo:country="none" fo:font-weight="bold" style:font-name-asian="Ubuntu" style:font-size-asian="7pt" style:language-asian="none" style:country-asian="none" style:font-weight-asian="bold" style:font-name-complex="Ubuntu" style:font-size-complex="7pt" style:language-complex="none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</office:automatic-styles>
  <office:body>
    <office:spreadsheet>
      <table:table table:name="Yakindu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16">
            <text:p>16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Testcase 01 - SCT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Test Report Setup'.$B1]" office:value-type="date" office:date-value="2012-01-16">
            <text:p>16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12" office:value-type="string">
            <text:p>Add Yakindu plugins</text:p>
          </table:table-cell>
          <table:table-cell table:style-name="ce17" office:value-type="string">
            <text:p>Eclipse Modeling Distribution</text:p>
            <text:p>(<text:a xlink:href="http://www.eclipse.org/">http://www.eclipse.org</text:a>)</text:p>
          </table:table-cell>
          <table:table-cell table:style-name="ce21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1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12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1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5" office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12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2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1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18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3:2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16T13:26:29</dc:date>
    <dc:creator>Markus Mühlbrandt</dc:creator>
    <meta:editing-duration>PT3H21M45S</meta:editing-duration>
    <meta:editing-cycles>34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3" meta:cell-count="51" meta:object-count="0"/>
  </office:meta>
</office:document-meta>
</file>